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officeooo:paragraph-rsid="0009a527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text-underline-style="solid" style:text-underline-width="auto" style:text-underline-color="font-color" fo:font-weight="bold" officeooo:paragraph-rsid="0009a527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09a52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9a527"/>
    </style:style>
    <style:style style:name="P5" style:family="paragraph" style:parent-style-name="Standard" style:list-style-name="LS3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officeooo:paragraph-rsid="0009a527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ory</text:p>
      <text:p text:style-name="P3">Roles</text:p>
      <text:p text:style-name="P4">User - The user browses the website and buys the product that he likes</text:p>
      <text:p text:style-name="P4">Admin - The admin is responsible for adding and deleting products and updating the info of the products</text:p>
      <text:p text:style-name="P4"><text:span text:style-name="T1">Role Attributes</text:span></text:p>
      <text:p text:style-name="P4">User:</text:p>
      <text:p text:style-name="P4">Frequency of Use: Everyday</text:p>
      <text:p text:style-name="P4">Domain Expertise: Moderate</text:p>
      <text:p text:style-name="P4">Computer Expertise: Good</text:p>
      <text:p text:style-name="P4">General Goals: View products and buy products</text:p>
      <text:p text:style-name="P4"/>
      <text:p text:style-name="P4">Admin:</text:p>
      <text:p text:style-name="P4">Frequency of Use: Everyday</text:p>
      <text:p text:style-name="P4">Domain Expertise: Excellent</text:p>
      <text:p text:style-name="P4">Computer Expertise: Excellent</text:p>
      <text:p text:style-name="P4">General Goals: Add and Delete product, update information</text:p>
      <text:p text:style-name="P4"/>
      <text:p text:style-name="P3">Persona</text:p>
      <text:p text:style-name="P3"/>
      <text:p text:style-name="P3">User</text:p>
      <text:p text:style-name="P4">Akira loves shopping. Akira loves buying some rock magazines, manga, novels, gadgets, accessories and even the latest ones. Sometimes Akira is having a hard time dealing laziness because Akira doesn’t like to go to a mall for shopping but he wants to buy some products from a mall. Akira found S-List. After finding S-List, Akira found out that buying products online is easier and Akira found out that there is no need to go to a mall for shopping.</text:p>
      <text:p text:style-name="P3"><text:s/></text:p>
      <text:p text:style-name="P3">Admin</text:p>
      <text:p text:style-name="P4">Jane was a blogger who likes shopping. The owner of the website hired her to manage the website. Her job is to add a product, make a product be featured in the home page, add new categories for the products, update the information of a product, and delete a product</text:p>
      <text:p text:style-name="P4"/>
      <text:p text:style-name="P4"><text:span text:style-name="T1">User Stories</text:span><text:tab/> <text:tab/> <text:tab/></text:p>
      <text:list xml:id="list7321580998948676322" text:style-name="LS3">
        <text:list-item>
          <text:p text:style-name="P5">As an admin, I want to add a product</text:p>
        </text:list-item>
        <text:list-item>
          <text:p text:style-name="P5">As an admin, I want to make a product be featured in the homepage</text:p>
        </text:list-item>
        <text:list-item>
          <text:p text:style-name="P5">As an admin, I want to add new categories for the products</text:p>
        </text:list-item>
        <text:list-item>
          <text:p text:style-name="P5">As an admin, I want to update the information of a product</text:p>
        </text:list-item>
        <text:list-item>
          <text:p text:style-name="P5">As an admin, I want to delete a product</text:p>
        </text:list-item>
        <text:list-item>
          <text:p text:style-name="P5">As a user, I want to be able to register to the site to buy the product</text:p>
        </text:list-item>
        <text:list-item>
          <text:p text:style-name="P5">As a user, I want to be able to log in to the website</text:p>
        </text:list-item>
        <text:list-item>
          <text:p text:style-name="P5">As a user, I want to be able to log out of the website</text:p>
        </text:list-item>
        <text:list-item>
          <text:p text:style-name="P5">As a user, I want to view the information of a product</text:p>
        </text:list-item>
        <text:list-item>
          <text:p text:style-name="P5"><text:soft-page-break/>As a user, I want to write a product feedback</text:p>
        </text:list-item>
        <text:list-item>
          <text:p text:style-name="P5">As a user, I want to share the product to social media sites</text:p>
        </text:list-item>
        <text:list-item>
          <text:p text:style-name="P5">As a user, I want to add the product to my wishlist</text:p>
        </text:list-item>
        <text:list-item>
          <text:p text:style-name="P5">As a user, I want to know what the related products of the product I am currently viewing</text:p>
        </text:list-item>
        <text:list-item>
          <text:p text:style-name="P5">As a user, I want to add the product to the cart</text:p>
        </text:list-item>
        <text:list-item>
          <text:p text:style-name="P5">As a user, I want to checkout the products in the cart</text:p>
        </text:list-item>
        <text:list-item>
          <text:p text:style-name="P5">As a user, I want to view the recommended products</text:p>
        </text:list-item>
        <text:list-item>
          <text:p text:style-name="P5">As a user, I want to know what the price is in other currencies</text:p>
        </text:list-item>
        <text:list-item>
          <text:p text:style-name="P5">As a user, I want to contact the company</text:p>
        </text:list-item>
        <text:list-item>
          <text:p text:style-name="P5">As a user, I want to search for specific genres to find similar products</text:p>
        </text:list-item>
        <text:list-item>
          <text:p text:style-name="P5">As a user, I want to recover my password if I lost it</text:p>
        </text:list-item>
        <text:list-item>
          <text:p text:style-name="P5">As a user, I want to I want to change my password to feel more secure</text:p>
        </text:list-item>
        <text:list-item>
          <text:p text:style-name="P5">As a user, I want to search products so that i can find the product that i am looking for faster 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6:34.702835353</meta:creation-date>
    <dc:date>2016-02-02T18:27:13.065918741</dc:date>
    <meta:editing-duration>P0D</meta:editing-duration>
    <meta:editing-cycles>1</meta:editing-cycles>
    <meta:document-statistic meta:table-count="0" meta:image-count="0" meta:object-count="0" meta:page-count="2" meta:paragraph-count="45" meta:word-count="516" meta:character-count="2555" meta:non-whitespace-character-count="2095"/>
    <meta:generator>LibreOffice/4.2.8.2$Linux_X86_64 LibreOffice_project/420m0$Build-2</meta:generator>
  </office:meta>
</office:document-meta>
</file>